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language="en" fo:country="US"/>
    </style:style>
    <style:style style:name="P2" style:family="paragraph" style:parent-style-name="Preformatted_20_Text">
      <style:text-properties style:font-name="Liberation Serif" fo:language="en" fo:country="US" fo:font-weight="normal" style:font-weight-asian="normal" style:font-weight-complex="normal"/>
    </style:style>
    <style:style style:name="P3" style:family="paragraph" style:parent-style-name="Preformatted_20_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erif" fo:font-size="14pt" style:font-size-asian="14pt" style:font-size-complex="14pt"/>
    </style:style>
    <style:style style:name="P5" style:family="paragraph" style:parent-style-name="Preformatted_20_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language="en" fo:country="US" style:font-size-asian="14pt" style:font-size-complex="14pt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Serif" fo:font-size="14pt" style:font-size-asian="14pt" style:font-size-complex="14pt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style:font-size-asian="14pt" style:font-size-complex="14pt"/>
    </style:style>
    <style:style style:name="P11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a1efa" style:font-size-asian="15pt" style:font-weight-asian="bold" style:font-size-complex="15pt" style:font-weight-complex="bold"/>
    </style:style>
    <style:style style:name="T4" style:family="text">
      <style:text-properties style:font-name="serif"/>
    </style:style>
    <style:style style:name="T5" style:family="text">
      <style:text-properties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tab/><text:tab/><text:span text:style-name="T2">TP</text:span><text:span text:style-name="T3">6</text:span><text:span text:style-name="T2"> compte-rendu</text:span></text:p>
      <text:p text:style-name="P2"/>
      <text:p text:style-name="P4"><text:span text:style-name="T6">Le but de cette TP est </text:span>d’implémenter des fonctions avancées sur les listes.</text:p>
      <text:p text:style-name="P5"/>
      <text:p text:style-name="P6">Cet exercice a été réalisé ayant à la base des fichiers fournis par le professeur.</text:p>
      <text:p text:style-name="P6">C’est notamment cela qui m’a aidé à résoudre le présent TP.</text:p>
      <text:p text:style-name="P6"/>
      <text:p text:style-name="P3"><text:bookmark text:name="LC1"/>Introduction</text:p>
      <text:p text:style-name="P7"/>
      <text:p text:style-name="P7">Dans le TP6 les fonctions à écrire étaient spécialement simples.la difficulté principale était dans l'exercice 2, afin de connaitre la logique de la fonction, cela dit ceci fut vite maitriser. L'exercice 3 fut d'une simplicité grande, car j'avais fait des fonctions auxiliaires qui me permettaient de terminer le travaille en une ligne. Ce TP était un des plus simples.</text:p>
      <text:p text:style-name="P7"/>
      <text:p text:style-name="P7"/>
      <text:p text:style-name="P5"><text:bookmark text:name="LC10"/>Choix d'impementation</text:p>
      <text:p text:style-name="P11">Dans l'exercice 1 et 2 j'avais de préférence <text:bookmark text:name="spans0e0"/>à travailler avec des boucles for par préférence. dans les fonctions <text:bookmark text:name="spans1e0"/>liste range<text:bookmark text:name="spans1e1"/>, liste reverse, je <text:bookmark text:name="spans1e2"/>trouvais cela suffisant <text:bookmark text:name="spans1e3"/>plutôt que de faire un while. C'est à partir de la fonction reduce, donc de l'exercice 2 que j'ai <text:bookmark text:name="spans2e1"/>utilisé While, car le for ne m'<text:bookmark text:name="spans2e2"/>était pas assez précis pour <text:bookmark text:name="spans2e3"/>atteindre <text:bookmark text:name="spans2e4"/>tous les <text:bookmark text:name="spans2e5"/>éléments. Dans l'exercice 3 j'ai <text:bookmark text:name="spans3e0"/>créer des <text:bookmark text:name="spans3e1"/>fonctions auxiliaires, qui <text:bookmark text:name="spans3e3"/>ses <text:bookmark text:name="spans3e4"/>contataient de deux <text:bookmark text:name="spans3e5"/>elemets S car cela me permit <text:bookmark text:name="spans3e6"/>d'utiliser les fonctions de l'<text:bookmark text:name="spans3e7"/>exercice 2 en une seule ligne sans la moindre <text:bookmark text:name="spans3e8"/>difficulté..</text:p>
      <text:p text:style-name="P7"/>
      <text:p text:style-name="P9"><text:bookmark text:name="LC30"/>Conclusion</text:p>
      <text:p text:style-name="P11">Ce TP <text:bookmark text:name="spans0e01"/>était <text:bookmark text:name="spans0e1"/>très simple comparé aux autres TP, les exercices <text:bookmark text:name="spans0e2"/>étaient <text:bookmark text:name="spans0e3"/>intéressants et amusant à <text:bookmark text:name="spans0e4"/>faire 2 exercices 2 <text:bookmark text:name="spans0e5"/>était le plus difficile, cela <text:bookmark text:name="spans0e6"/>dit-il n'<text:bookmark text:name="spans0e7"/>était pas infaisable à faire. Pour conclure le TP fonctionne a la perfection.</text:p>
      <text:p text:style-name="P7"/>
      <text:p text:style-name="P8"><text:bookmark text:name="LC18"/></text:p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8:20:29.668504518</meta:creation-date>
    <dc:date>2020-04-19T19:17:48.635740994</dc:date>
    <meta:editing-duration>PT36M5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0" meta:word-count="237" meta:character-count="1436" meta:non-whitespace-character-count="1204"/>
  </office:meta>
</office:document-meta>
</file>